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0d09" officeooo:paragraph-rsid="000b0d09" fo:background-color="#00ff00"/>
    </style:style>
    <style:style style:name="P2" style:family="paragraph" style:parent-style-name="Standard">
      <style:text-properties fo:background-color="#ffff00"/>
    </style:style>
    <style:style style:name="P3" style:family="paragraph" style:parent-style-name="Standard">
      <style:text-properties fo:font-weight="normal" fo:background-color="#00bfff" style:font-weight-asian="normal" style:font-weight-complex="normal"/>
    </style:style>
    <style:style style:name="T1"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IVES</text:p>
      <text:p text:style-name="Standard"/>
      <text:p text:style-name="Standard"><text:a xlink:type="simple" xlink:href="https://developer.mozilla.org/en-US/docs/Web/JavaScript/Guide/Regular_Expressions#special-negated-character-set" text:style-name="Internet_20_link" text:visited-style-name="Visited_20_Internet_20_Link">https://developer.mozilla.org/en-US/docs/Web/JavaScript/Guide/Regular_Expressions#special-negated-character-set</text:a> </text:p>
      <text:p text:style-name="Standard"/>
      <text:p text:style-name="Standard"><text:a xlink:type="simple" xlink:href="https://developer.mozilla.org/en-US/docs/Web/JavaScript/Reference/Lexical_grammar" text:style-name="Internet_20_link" text:visited-style-name="Visited_20_Internet_20_Link">https://developer.mozilla.org/en-US/docs/Web/JavaScript/Reference/Lexical_grammar</text:a> </text:p>
      <text:p text:style-name="Standard"/>
      <text:p text:style-name="Standard"><text:a xlink:type="simple" xlink:href="https://developer.mozilla.org/en-US/docs/Web/JavaScript/Guide/Grammar_and_types" text:style-name="Internet_20_link" text:visited-style-name="Visited_20_Internet_20_Link">https://developer.mozilla.org/en-US/docs/Web/JavaScript/Guide/Grammar_and_types</text:a> </text:p>
      <text:p text:style-name="Standard"/>
      <text:p text:style-name="Standard"><text:a xlink:type="simple" xlink:href="https://developer.mozilla.org/en-US/docs/Web/JavaScript/Reference/Lexical_grammar#Automatic_semicolon_insertion" text:style-name="Internet_20_link" text:visited-style-name="Visited_20_Internet_20_Link">https://developer.mozilla.org/en-US/docs/Web/JavaScript/Reference/Lexical_grammar#Automatic_semicolon_insertion</text:a> </text:p>
      <text:p text:style-name="Standard"/>
      <text:p text:style-name="Standard"><text:a xlink:type="simple" xlink:href="https://www.styled-components.com/" text:style-name="Internet_20_link" text:visited-style-name="Visited_20_Internet_20_Link">https://www.styled-components.com/</text:a> </text:p>
      <text:p text:style-name="Standard"/>
      <text:p text:style-name="P1">COERCION</text:p>
      <text:p text:style-name="Standard"/>
      <text:p text:style-name="Standard"><text:a xlink:type="simple" xlink:href="https://github.com/dorey/JavaScript-Equality-Table" text:style-name="Internet_20_link" text:visited-style-name="Visited_20_Internet_20_Link"><text:span text:style-name="T1">https://github.com/dorey/JavaScript-Equality-Table</text:span></text:a><text:span text:style-name="T1"> </text:span></text:p>
      <text:p text:style-name="P2"/>
      <text:p text:style-name="Standard">The terms "explicit" and "implicit," or "obvious" and "hidden side effect," are relative.</text:p>
      <text:p text:style-name="Standard"/>
      <text:p text:style-name="Standard">If you know exactly what a + "" is doing and you're intentionally doing that to coerce to a string, you might feel the operation is sufficiently "explicit." Conversely, if you've never seen the String(..) function used for string coercion, its behavior might seem hidden enough as to feel "implicit" to you.</text:p>
      <text:p text:style-name="Standard"/>
      <text:p text:style-name="Standard">But we're having this discussion of "explicit" vs. "implicit" based on the likely opinions of an average, reasonably informed, but not expert or JS specification devotee developer. To whatever extent you do or do not find yourself fitting neatly in that bucket, you will need to adjust your perspective on our observations here accordingly.</text:p>
      <text:p text:style-name="Standard"/>
      <text:p text:style-name="Standard">Just remember: it's often rare that we write our code and are the only ones who ever read it. Even if you're an expert on all the ins and outs of JS, consider how a less experienced teammate of yours will feel when they read your code. Will it be "explicit" or "implicit" to them in the same way it is for you?</text:p>
      <text:p text:style-name="Standard"/>
      <text:p text:style-name="P2">Note: The differences between number literal grammar and ToNumber on a string value are subtle and highly nuanced, and thus will not be covered further here. Consult section 9.3.1 of the ES5 spec for more information.</text:p>
      <text:p text:style-name="P2"/>
      <text:p text:style-name="P3">You might be tempted to think it means an object wrapper (see Chapter 3) around a falsy value (such as "", 0 or false). But don't fall into that trap.</text:p>
      <text:p text:style-name="P3"/>
      <text:p text:style-name="P3">Note: That's a subtle specification joke some of you may get.</text:p>
      <text:p text:style-name="P3"/>
      <text:p text:style-name="P3">Note: Of course, instead of the for loop in onlyOne(..), you could more tersely use the ES5 reduce(..) utility, but I didn't want to obscure the concepts.</text:p>
      <text:p text:style-name="P3"/>
      <text:p text:style-name="P3">But ES6 Symbols introduce a gotcha into the coercion system that we need to discuss briefly. For reasons that go well beyond the scope of what we'll discuss in this book, explicit coercion of a symbol to a string is allowed, but implicit coercion of the same is disallowed and throws an error.</text:p>
      <text:p text:style-name="P3"/>
      <text:p text:style-name="P3"><text:soft-page-break/>But I implore you to also read the ES5 spec section 11.9.3. I think you'll be surprised at just how reasonable it i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6T14:26:15.934000000</meta:creation-date>
    <dc:date>2019-12-13T10:13:49.208000000</dc:date>
    <meta:editing-duration>PT1H52M41S</meta:editing-duration>
    <meta:editing-cycles>6</meta:editing-cycles>
    <meta:generator>LibreOffice/6.3.1.2$Windows_X86_64 LibreOffice_project/b79626edf0065ac373bd1df5c28bd630b4424273</meta:generator>
    <meta:document-statistic meta:table-count="0" meta:image-count="0" meta:object-count="0" meta:page-count="2" meta:paragraph-count="18" meta:word-count="370" meta:character-count="2525" meta:non-whitespace-character-count="2167"/>
  </office:meta>
</office:document-meta>
</file>